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5A636FA8.png"/>
  <manifest:file-entry manifest:media-type="image/png" manifest:full-path="Pictures/1000000000000004000000044B8B09BB.png"/>
  <manifest:file-entry manifest:media-type="image/png" manifest:full-path="Pictures/100000000000000400000004CC5182EB.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T1" style:family="text">
      <style:text-properties fo:language="en" fo:country="GB"/>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4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8"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p text:style-name="Standard"/>
        <text:section text:style-name="Sect2" xml:id="id1191117512" text:name="preface">
          <text:p text:style-name="heading_5f_preface">NATIONAL ASSEMBLY </text:p>
          <text:p text:style-name="subheading_5f_preface">OFFICIAL REPORT </text:p>
          <text:p text:style-name="Standard"><text:meta xml:id="id226677410">Wednesday, 13th July, <text:s/>2011 </text:meta></text:p>
          <text:section text:style-name="Sect3" xml:id="id1448899523" text:name="comment2">
            <text:p text:style-name="observation">The House met at thirty minutes past Two o'clock. </text:p>
            <text:p text:style-name="observation">[Mr Speaker in the Chair] </text:p>
          </text:section>
          <text:p text:style-name="Standard"/>
        </text:section>
        <text:p text:style-name="Standard"/>
        <text:section text:style-name="Sect4" xml:id="id1966575574" text:name="papers1">
          <text:p text:style-name="heading_5f_papers">PAPERS <text:s/>LAID </text:p>
          <text:p text:style-name="subheading_5f_papers">The following Papers were laid on the Table: </text:p>
          <text:section text:style-name="Sect5" xml:id="id308069806" text:name="tbldocs1">
            <text:p text:style-name="Standard"><text:a xlink:type="simple" xlink:href="uri:/ken/person/hon.khamasi/doc-20040704" office:name="URI to a tabled document">The Report of the Commonwealth Parliamentary Association (CPA) Kenya branch delegation to the 35th CPA (Africa Region) conference held in Lobamba, Swaziland from 7th August, 2004 to 15th August, 2004. </text:a></text:p>
            <text:p text:style-name="Standard"/>
            <text:p text:style-name="Standard"><text:a xlink:type="simple" xlink:href="uri:/ken/docs/ministry/agricultuer/doc000001" office:name="URI to a tabled document">Annual Report and Accounts of Jomo Kenyatta University College of Agriculture and Technology for the year ended 30th June, 1990 and the Certificate thereon by the Auditor-General (Corporations)</text:a></text:p>
            <text:p text:style-name="Standard"/>
            <text:p text:style-name="Standard"><text:a xlink:type="simple" xlink:href="uri:/ken/docs/ministry/education/doc000002" office:name="URI to a tabled document">Audit Report and Accounts of Higher Education Loans Fund for the year ended 30th June, 1983 and the Certificate thereon by the Auditor-General (Corporations)</text:a></text:p>
            <text:p text:style-name="Standard"><text:a xlink:type="simple" xlink:href="uri:/ken/docs/ministry/finance/doc000231" office:name="URI to a tabled document"/></text:p>
            <text:p text:style-name="Standard"><text:a xlink:type="simple" xlink:href="uri:/ken/docs/ministry/finance/doc000231" office:name="URI to a tabled document">Finance Report and Accounts of Higher Education Loans Fund for the year ended 30th June, 1983 and the Certificate thereon by the Auditor-General (Corporations)</text:a></text:p>
            <text:p text:style-name="Standard"/>
          </text:section>
          <text:section text:style-name="Sect3" xml:id="id1964767358" text:name="comment1">
            <text:p text:style-name="observation">(By the Assistant Minister for Finance (Mr. Keah) on behalf of the Minister for Finance)</text:p>
          </text:section>
          <text:p text:style-name="Standard"/>
        </text:section>
        <text:section text:style-name="Sect6" xml:id="id838091004" text:name="comnctn1">
          <text:p text:style-name="heading_5f_comchair">COMMUNICATION FROM THE CHAIR</text:p>
          <text:p text:style-name="Standard"/>
          <text:section text:style-name="Sect7" xml:id="id2083286704" text:name="speech1">
            <text:p text:style-name="Standard"><text:meta xml:id="id1847809700">The Speaker: </text:meta></text:p>
            <text:section text:style-name="Sect8" xml:id="id1547961251" text:name="spbody1">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meta xml:id="id332575340"><text:s/>Article 5</text:meta> of the constitituon.</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ection text:style-name="Sect7" xml:id="id1878387660" text:name="speech2">
            <text:p text:style-name="Standard"><text:meta xml:id="id2100148575">Mr Nuhene: </text:meta></text:p>
            <text:section text:style-name="Sect8" xml:id="id1539438673" text:name="spbody2">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section>
          </text:section>
          <text:p text:style-name="Standard"/>
          <text:section text:style-name="Sect7" xml:id="id220335797" text:name="speech3">
            <text:p text:style-name="Standard"><text:meta xml:id="id1329924415">THE SPEAKER: </text:meta></text:p>
            <text:p text:style-name="Standard"/>
            <text:section text:style-name="Sect8" xml:id="id762750720" text:name="spbody3">
              <text:p text:style-name="Standard">That has no merit, I must say. You mean they went away because we did not start at 2.00 p.m.? When I am in my chambers I watch the attendance here. </text:p>
            </text:section>
          </text:section>
          <text:p text:style-name="Standard"><text:s/></text:p>
        </text:section>
        <text:p text:style-name="Standard"/>
        <text:p text:style-name="Standard">COMMUNICATION FROM THE CHAIR </text:p>
        <text:p text:style-name="Standard"/>
        <text:p text:style-name="Standard">Banning of Matatus from Accessing <text:s/>Nairobi CBD</text:p>
        <text:p text:style-name="Standard"/>
        <text:p text:style-name="P1">The Member for Malava (Mr. Shitanda): </text:p>
        <text:p text:style-name="P1">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p>
        <text:p text:style-name="Standard">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P1"/>
        <text:p text:style-name="P1">The Vice-President and Minister for Home Affairs (Mr. Musyoka): </text:p>
        <text:p text:style-name="P1">Mr. Speaker, Sir, I undertake to communicate that concern by the hon. Member to the Minister for Local Government.</text:p>
        <text:p text:style-name="Standard"/>
        <text:p text:style-name="Standard">(Mr. Keter stood up in his place)</text:p>
        <text:p text:style-name="Standard"/>
        <text:p text:style-name="P1">Mr. Speaker: </text:p>
        <text:p text:style-name="Standard"><text:span text:style-name="T1">Mr. Keter, although you did indicate to me yesterday afternoon that you would seek a Ministerial Statement, you did not come to my office as agreed, to tell me the gist of the Ministerial Statement. So, you cannot ask for it now! </text:span>Next Order!</text:p>
        <text:p text:style-name="Standard"/>
        <text:p text:style-name="Standard">NOTICE OF MOTION</text:p>
        <text:p text:style-name="Standard"/>
        <text:p text:style-name="Standard">Release of Game Reserve Land for Public Use</text:p>
        <text:p text:style-name="Standard"/>
        <text:p text:style-name="Standard">Mr. Galgallo: </text:p>
        <text:p text:style-name="Standard">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p text:style-name="Standard"/>
        <text:p text:style-name="Standard">PROCEDURAL MOTIONS</text:p>
        <text:p text:style-name="Standard"/>
        <text:p text:style-name="Standard">Limitation of Debate: Presidential Address</text:p>
        <text:p text:style-name="Standard"/>
        <text:p text:style-name="Standard">The Minister for Energy (Mr. N. Biwott): </text:p>
        <text:p text:style-name="Standard">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With these few remarks, Mr. Speaker, Sir, I would like to commend this Procedural Motion to the hon. Members and I beg to move.</text:p>
        <text:p text:style-name="Standard"/>
        <text:p text:style-name="Standard">The Minister for Regional Development (Mr. Midika):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p text:style-name="Standard">ORAL ANSWERS TO QUESTIONS</text:p>
        <text:p text:style-name="Standard">No. 332</text:p>
        <text:p text:style-name="Standard">Bitumenization of Arabia Airstrip</text:p>
        <text:p text:style-name="Standard"/>
        <text:p text:style-name="Standard">Mr. Aden asked the Minister for Transport and Communication - </text:p>
        <text:p text:style-name="Standard">(a)why the Ministry has abandoned the work of bituminizing the Arabia Airstrip after having done the project half-way in 1978; and</text:p>
        <text:p text:style-name="Standard">(b)when this work will be completed.</text:p>
        <text:p text:style-name="Standard"/>
        <text:p text:style-name="Standard">The Assistant Minister for Transport and Communications (Dr. Momanyi): </text:p>
        <text:p text:style-name="Standard">Mr. Speaker, Sir, I beg to reply.</text:p>
        <text:p text:style-name="Standard">(a) The Arabia Airstrip is of gravel surface, and that is how it was intended to be. At no time has any bitumen work ever been undertaken in 1978 and stopped, as the question implies. The airstrip was last graded in June, 1988.</text:p>
        <text:p text:style-name="Standard">(b) According to the Ministry's current Development Plan there is no provision to bituminize Arabia Airstrip.</text:p>
        <text:p text:style-name="Standard"/>
        <text:p text:style-name="Standard">Mr. Aden: </text:p>
        <text:p text:style-name="Standard">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
        <text:p text:style-name="Standard">Dr. Momanyi: </text:p>
        <text:p text:style-name="Standard">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
        <text:p text:style-name="Standard">Mr. Aden: </text:p>
        <text:p text:style-name="Standard">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
        <text:p text:style-name="Standard">Dr. Momanyi: </text:p>
        <text:p text:style-name="Standard">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
        <text:p text:style-name="Standard">Mr. Aden: </text:p>
        <text:p text:style-name="Standard">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
        <text:p text:style-name="Standard">Dr. Momanyi: </text:p>
        <text:p text:style-name="Standard">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p text:style-name="Standard"/>
        <text:p text:style-name="Standard"/>
        <text:p text:style-name="Standard">ADJOURNMENT</text:p>
        <text:p text:style-name="Standard"/>
        <text:p text:style-name="Standard">The Temporary Deputy Speaker (Mr. Kabingu-Muregi): </text:p>
        <text:p text:style-name="Standard">It is now time for the interruption of business. The House is, therefore, adjourned until tomorrow, Wednesday, 11th May, at 9.00 a.m. </text:p>
        <text:p text:style-name="Standard">The House rose at thirty minutes past Six o'clock.</text:p>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0nsmcild0ha4" draw:display-name="10nsmcild0ha4" xlink:href="Pictures/1000000000000004000000044B8B09BB.png" xlink:type="simple" xlink:show="embed" xlink:actuate="onLoad"/>
    <draw:fill-image draw:name="_31_2u6x4lxyv7kg" draw:display-name="12u6x4lxyv7kg" xlink:href="Pictures/1000000000000004000000044B8B09BB.png" xlink:type="simple" xlink:show="embed" xlink:actuate="onLoad"/>
    <draw:fill-image draw:name="_31_a4o9witws9yi" draw:display-name="1a4o9witws9yi" xlink:href="Pictures/1000000000000004000000045A636FA8.png" xlink:type="simple" xlink:show="embed" xlink:actuate="onLoad"/>
    <draw:fill-image draw:name="_31_h4f9il7yf2m0" draw:display-name="1h4f9il7yf2m0" xlink:href="Pictures/100000000000000400000004CC5182EB.png" xlink:type="simple" xlink:show="embed" xlink:actuate="onLoad"/>
    <draw:fill-image draw:name="_31_rmpuzkgpcdjo" draw:display-name="1rmpuzkgpcdjo" xlink:href="Pictures/100000000000000400000004D7F2E517.png" xlink:type="simple" xlink:show="embed" xlink:actuate="onLoad"/>
    <draw:fill-image draw:name="_31_w8rl4va0elbr" draw:display-name="1w8rl4va0elbr" xlink:href="Pictures/1000000000000004000000045A636FA8.png" xlink:type="simple" xlink:show="embed" xlink:actuate="onLoad"/>
    <draw:fill-image draw:name="_39_d18n8qbbrlj" draw:display-name="9d18n8qbbrlj" xlink:href="Pictures/100000000000000400000004D7F2E517.png" xlink:type="simple" xlink:show="embed" xlink:actuate="onLoad"/>
    <draw:fill-image draw:name="bfty687258sk" xlink:href="Pictures/100000000000000400000004CC5182EB.png" xlink:type="simple" xlink:show="embed" xlink:actuate="onLoad"/>
    <draw:fill-image draw:name="f84gy3ccx4ue" xlink:href="Pictures/1000000000000004000000044B8B09BB.png" xlink:type="simple" xlink:show="embed" xlink:actuate="onLoad"/>
    <draw:fill-image draw:name="l0ss4sgwmv5q" xlink:href="Pictures/100000000000000400000004D7F2E517.png" xlink:type="simple" xlink:show="embed" xlink:actuate="onLoad"/>
    <draw:fill-image draw:name="qthydxnkjp4d" xlink:href="Pictures/1000000000000004000000045A636FA8.png" xlink:type="simple" xlink:show="embed" xlink:actuate="onLoad"/>
    <draw:fill-image draw:name="sinfrsxr6sck"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an-list-item" style:family="text" style:parent-style-name="char_5f_style">
      <style:text-properties fo:font-style="italic"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31T01:09:46.67</meta:creation-date>
    <meta:editing-duration>PT9M50S</meta:editing-duration>
    <meta:editing-cycles>14</meta:editing-cycles>
    <meta:generator>OpenOffice.org/3.3$Win32 OpenOffice.org_project/330m20$Build-9567</meta:generator>
    <meta:initial-creator>Ashok Hariharan</meta:initial-creator>
    <dc:date>2012-05-23T13:15:05.68</dc:date>
    <dc:creator>Ashok Hariharan</dc:creator>
    <meta:document-statistic meta:table-count="0" meta:image-count="0" meta:object-count="0" meta:page-count="1" meta:paragraph-count="75" meta:word-count="1522" meta:character-count="8805"/>
    <meta:user-defined meta:name="BungeniCountryCode">ke</meta:user-defined>
    <meta:user-defined meta:name="BungeniDocAuthor"/>
    <meta:user-defined meta:name="BungeniDocPart">main</meta:user-defined>
    <meta:user-defined meta:name="BungeniDocType"/>
    <meta:user-defined meta:name="BungeniExpAuthor" meta:value-type="string">user.Ashok</meta:user-defined>
    <meta:user-defined meta:name="BungeniExpAuthorURI" meta:value-type="string">user.Ashok</meta:user-defined>
    <meta:user-defined meta:name="BungeniExpDate" meta:value-type="string">2011-07-31</meta:user-defined>
    <meta:user-defined meta:name="BungeniExpDateName" meta:value-type="string">expDate</meta:user-defined>
    <meta:user-defined meta:name="BungeniExpURI" meta:value-type="string">\ke\debaterecord\2011-7-13\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7-31</meta:user-defined>
    <meta:user-defined meta:name="BungeniManDateName" meta:value-type="string">manDate</meta:user-defined>
    <meta:user-defined meta:name="BungeniManURI" meta:value-type="string">\ke\debaterecord\2011-7-13\en.xml</meta:user-defined>
    <meta:user-defined meta:name="BungeniOfficialDate" meta:value-type="string">2011-07-13</meta:user-defined>
    <meta:user-defined meta:name="BungeniOfficialTime" meta:value-type="string">01:09</meta:user-defined>
    <meta:user-defined meta:name="BungeniParliamentID" meta:value-type="string">1</meta:user-defined>
    <meta:user-defined meta:name="BungeniParliamentSession" meta:value-type="string">2</meta:user-defined>
    <meta:user-defined meta:name="BungeniParliamentSitting" meta:value-type="string">3</meta:user-defined>
    <meta:user-defined meta:name="BungeniPublicationDate" meta:value-type="string">2011-07-13</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7-13</meta:user-defined>
    <meta:user-defined meta:name="BungeniWorkDateName" meta:value-type="string">workDate</meta:user-defined>
    <meta:user-defined meta:name="BungeniWorkURI" meta:value-type="string">\ke\debaterecord\2011-7-13</meta:user-defined>
    <meta:user-defined meta:name="__BungeniDocMeta" meta:value-type="string">true</meta:user-defined>
    <meta:user-defined meta:name="bungeniEditorNotes" meta:value-type="string">&amp;lt;notes&amp;gt;&amp;lt;/notes&amp;gt;</meta:user-defined>
  </office:meta>
</office:document-meta>
</file>